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 style:text-position="sub 58%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text-position="sub 58%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style:text-position="sub 58%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 style:text-position="sub 58%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style:text-position="super 58%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 style:text-position="sub 58%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style:text-position="sub 58%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style:text-position="sub 58%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style:text-position="super 58%"/>
    </style:style>
    <style:style style:name="T78" style:family="text">
      <style:text-properties style:text-position="sub 58%"/>
    </style:style>
    <style:style style:name="T79" style:family="text">
      <style:text-properties style:text-position="sub 58%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style:text-position="sub 58%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 style:text-position="sub 58%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 style:text-position="sub 58%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style:text-position="super 58%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style:text-position="sub 58%"/>
    </style:style>
    <style:style style:name="T104" style:family="text">
      <style:text-properties style:text-position="super 58%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style:text-position="super 58%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 style:text-position="sub 58%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 style:text-position="sub 58%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style:text-position="super 58%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style:text-position="super 58%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style:text-position="super 58%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style:text-position="super 58%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style:text-position="super 58%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style:text-position="super 58%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 style:text-position="sub 58%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 style:text-position="sub 58%"/>
    </style:style>
    <style:style style:name="T138" style:family="text">
      <style:text-properties fo:font-style="italic" style:font-style-asian="italic" style:font-style-complex="italic" style:text-position="sub 58%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style:text-position="sub 58%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 style:text-position="sub 58%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style:text-position="sub 58%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style:text-position="sub 58%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style:text-position="sub 58%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 style:text-position="sub 58%"/>
    </style:style>
    <style:style style:name="T151" style:family="text">
      <style:text-properties style:text-position="sub 58%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style:text-position="super 58%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style:text-position="super 58%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 style:text-position="sub 58%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style:text-position="sub 58%"/>
    </style:style>
    <style:style style:name="T162" style:family="text">
      <style:text-properties style:text-position="super 58%"/>
    </style:style>
    <style:style style:name="T163" style:family="text">
      <style:text-properties style:text-position="super 58%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style:text-position="sub 58%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style:text-position="sub 58%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style:text-position="sub 58%"/>
    </style:style>
    <style:style style:name="T177" style:family="text">
      <style:text-properties style:text-position="super 58%"/>
    </style:style>
    <style:style style:name="T178" style:family="text">
      <style:text-properties style:text-position="super 58%"/>
    </style:style>
    <style:style style:name="T179" style:family="text">
      <style:text-properties style:text-position="super 58%"/>
    </style:style>
    <style:style style:name="T180" style:family="text">
      <style:text-properties style:text-position="super 58%"/>
    </style:style>
    <style:style style:name="T181" style:family="text">
      <style:text-properties style:text-position="super 58%"/>
    </style:style>
    <style:style style:name="T182" style:family="text">
      <style:text-properties style:text-position="super 58%"/>
    </style:style>
    <style:style style:name="T183" style:family="text">
      <style:text-properties style:text-position="super 58%"/>
    </style:style>
    <style:style style:name="T184" style:family="text">
      <style:text-properties style:text-position="super 58%"/>
    </style:style>
    <style:style style:name="T185" style:family="text">
      <style:text-properties style:text-position="super 58%"/>
    </style:style>
    <style:style style:name="T186" style:family="text">
      <style:text-properties style:text-position="super 58%"/>
    </style:style>
    <style:style style:name="T187" style:family="text">
      <style:text-properties style:text-position="super 58%"/>
    </style:style>
    <style:style style:name="T188" style:family="text">
      <style:text-properties style:text-position="super 58%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 style:text-position="sub 58%"/>
    </style:style>
    <style:style style:name="T191" style:family="text">
      <style:text-properties fo:font-style="italic" style:font-style-asian="italic" style:font-style-complex="italic" style:text-position="super 58%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style:text-position="sub 58%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 style:text-position="sub 58%"/>
    </style:style>
    <style:style style:name="T197" style:family="text">
      <style:text-properties fo:font-style="italic" style:font-style-asian="italic" style:font-style-complex="italic" style:text-position="super 58%"/>
    </style:style>
    <style:style style:name="T198" style:family="text">
      <style:text-properties fo:font-style="italic" style:font-style-asian="italic" style:font-style-complex="italic"/>
    </style:style>
    <style:style style:name="T199" style:family="text">
      <style:text-properties fo:font-style="italic" style:font-style-asian="italic" style:font-style-complex="italic" style:text-position="sub 58%"/>
    </style:style>
    <style:style style:name="T200" style:family="text">
      <style:text-properties fo:font-style="italic" style:font-style-asian="italic" style:font-style-complex="italic" style:text-position="super 58%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style:text-position="sub 58%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 style:text-position="sub 58%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 style:text-position="sub 58%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 style:text-position="sub 58%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 style:text-position="sub 58%"/>
    </style:style>
    <style:style style:name="T211" style:family="text">
      <style:text-properties fo:font-style="italic" style:font-style-asian="italic" style:font-style-complex="italic" style:text-position="sub 58%"/>
    </style:style>
    <style:style style:name="T212" style:family="text">
      <style:text-properties fo:font-style="italic" style:font-style-asian="italic" style:font-style-complex="italic" style:text-position="sub 58%"/>
    </style:style>
    <style:style style:name="T213" style:family="text">
      <style:text-properties fo:font-style="italic" style:font-style-asian="italic" style:font-style-complex="italic" style:text-position="super 58%"/>
    </style:style>
    <style:style style:name="T214" style:family="text">
      <style:text-properties fo:font-style="italic" style:font-style-asian="italic" style:font-style-complex="italic" style:text-position="sub 58%"/>
    </style:style>
    <style:style style:name="T215" style:family="text">
      <style:text-properties fo:font-style="italic" style:font-style-asian="italic" style:font-style-complex="italic" style:text-position="sub 58%"/>
    </style:style>
    <style:style style:name="T216" style:family="text">
      <style:text-properties fo:font-style="italic" style:font-style-asian="italic" style:font-style-complex="italic" style:text-position="sub 58%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style:text-position="sub 58%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style:text-position="sub 58%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style:text-position="sub 58%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 style:text-position="sub 58%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 style:text-position="sub 58%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 style:text-position="sub 58%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style:text-position="sub 58%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 style:text-position="sub 58%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style:text-position="sub 58%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style:text-position="sub 58%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 style:text-position="sub 58%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 style:text-position="sub 58%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 style:text-position="sub 58%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 style:text-position="sub 58%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 style:text-position="sub 58%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 style:text-position="sub 58%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 style:text-position="sub 58%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 style:text-position="sub 58%"/>
    </style:style>
    <style:style style:name="T280" style:family="text">
      <style:text-properties fo:font-style="italic" style:font-style-asian="italic" style:font-style-complex="italic" style:text-position="sub 58%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style:text-position="sub 58%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 style:text-position="sub 58%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style:text-position="sub 58%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style:text-position="super 58%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style:text-position="super 58%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style:text-position="super 58%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style:text-position="super 58%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style:text-position="super 58%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 style:text-position="sub 58%"/>
    </style:style>
    <style:style style:name="T313" style:family="text">
      <style:text-properties fo:font-style="italic" style:font-style-asian="italic" style:font-style-complex="italic" style:text-position="sub 58%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style:text-position="super 58%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style:text-position="super 58%"/>
    </style:style>
  </office:automatic-styles>
  <office:body>
    <office:text>
      <text:h text:style-name="Title">Диффузия замедляющихся нейтронов.</text:h>
      <text:p text:style-name="Text_20_body">В предыдущих разделах рассмотрены процессы замедления и диффузии в отрыве друг от друга. При рассмотрении процесса замедления не учитывался факт пространственного перемещения, а при изучении диффузии нейтронов не учитывался их факт пространственного перемещения, а при изучении диффузии нейтронов пренебрегалось изменениями энергии нейтронов при рассеянии на ядрах среды. В действительности эти процессы происходят одновременно: нейтроны сталкиваясь с ядрами среды перемещаются в пространстве и изменяют свою энергию. Поэтому при вычислении распределения плотности потока нейтронов в ядерном реакторе нельзя разделять процессы замедления и диффузии. Наиболее простой математической моделью, позволяющей описать диффузию замедляющихся нейтронов является модель непрерывного замедления.</text:p>
      <text:p text:style-name="Text_20_body">Основное положение этой модели заключаетмя в том, что дискретный процесс потери энергии нейтроном, при замедлении аппроскимируется непрерывной зависимостью ( см. рис )</text:p>
      <text:p text:style-name="Text_20_body">[ clip=false, xmin = 0.4, ymin = 0, ymax = 1.8, ylabel = , xlabel = <text:span text:style-name="T1">t</text:span>, xtick=, ytick=, axis x line = bottom, axis y line = left, legend to name = legendname, ]</text:p>
      <text:p text:style-name="Text_20_body">; +[const plot]1 - log10(x); at (yticklabel cs:0.77) ;</text:p>
      <text:p text:style-name="Text_20_body">[legendname]</text:p>
      <text:p text:style-name="Text_20_body">Найдем функциональную связь между временем и энергией при непрерывном торможении нейтрона. Пусть нейтрон при своем замедлени проходит энергетический интервал <text:span text:style-name="T2">d</text:span><text:span text:style-name="T3">E</text:span>, около энергии <text:span text:style-name="T4">E</text:span> за время <text:span text:style-name="T5">d</text:span><text:span text:style-name="T6">t</text:span>. Нейтрон снижает свою энергию за счет того, что за время dt сталкивается с ядрами среды.</text:p>
      <text:p text:style-name="Text_20_body">Число таких столкновений при диффузии нейтрона легко определяется из соотношений</text:p>
      <text:p text:style-name="Text_20_body">$$\frac{V}{l_s}dt
 <text:s text:c="7"/>\text{, где $V$ - скорость нейтрона}$$</text:p>
      <text:p text:style-name="Text_20_body">соответствующая энергия <text:span text:style-name="T7">E</text:span>.</text:p>
      <text:p text:style-name="Text_20_body">С другой стороны, число столкновений, которое необходимо претерпеть нейтрону, чтобы изменить свою энергию на величину <text:span text:style-name="T8">d</text:span><text:span text:style-name="T9">E</text:span>, есть отношение приращения логарифма энергии на этом интервале к величине <text:span text:style-name="T10">ξ</text:span> - средней потере логарифма энергии на одно столкновение. Приравняем эти величины и ваполняя простые преобразования, получим:</text:p>
      <text:p text:style-name="Text_20_body">$$\frac{dE}{dt} = -\frac{V}{l_s}\xi E = \xi \Sigma_s V E$$</text:p>
      <text:p text:style-name="Text_20_body">Знак ( − ) в этом выражении взят с целью описать факт уменьшения энергии нейтрона со временем.</text:p>
      <text:p text:style-name="Text_20_body">Обратимся теперь к следующей задаче: в бесконечной непоглощающей среде находится точечный источник, испускающий нейтроны с энергией <text:span text:style-name="T11">E</text:span><text:span text:style-name="T12">o</text:span>. Если источник испускает в единицу времени какую-то порцию нейтронов, то эти нейтроны будут распределяться по все возрастающему объему. Поэтому число нетронов в <text:span text:style-name="T13">I</text:span>см<text:span text:style-name="T14">3</text:span> около точки с координатой <text:span text:style-name="T15">r⃗</text:span>, будет зависеть от хронологического времени <text:span text:style-name="T16">t</text:span>, т.е. <text:span text:style-name="T17">n</text:span><text:span text:style-name="T18">1</text:span> = <text:span text:style-name="T19">n</text:span><text:span text:style-name="T20">1</text:span>(<text:span text:style-name="T21">r⃗</text:span>, <text:span text:style-name="T22">t</text:span>).</text:p>
      <text:p text:style-name="Text_20_body">Изменение плотности нейтронов <text:span text:style-name="T23">n</text:span><text:span text:style-name="T24">1</text:span>(<text:span text:style-name="T25">r⃗</text:span>, <text:span text:style-name="T26">t</text:span>) при отсутствии поглощения происходит только за счет диффузии, поэтому:</text:p>
      <text:p text:style-name="Text_20_body">$$\frac{\partial n_1}{\partial t} = D V_\Delta n_1$$</text:p>
      <text:p text:style-name="Text_20_body">Уравнение (3) описывает изменение плотности нейтронов, за счет того, что источник испустил порцию нейтронов, равную мощности источники, то есть, по сути дела, уравнения (3) описывает скорость изменения числа нейтронов, т.е. $n_1(\vec{r}, t)=\frac{dn}{dt}$. Учтем, что переменные <text:span text:style-name="T27">t</text:span> и <text:span text:style-name="T28">E</text:span> связанны соотношением (1). Поскольку форма дифференциала <text:span text:style-name="T29">d</text:span><text:span text:style-name="T30">n</text:span> не зависит от того, что рассматривать в качемтве переменной, имеем</text:p>
      <text:p text:style-name="Text_20_body">$$dn = \frac{dn}{dt}dt \text{\;\;\;\;\;\;или\;\;\;\;\;\;}
 <text:s text:c="7"/>dn = \frac{dn}{dE}dE$$</text:p>
      <text:p text:style-name="Text_20_body">откуда</text:p>
      <text:p text:style-name="Text_20_body">$$\frac{dn}{dt}dt = \frac{dn}{dE}dE$$</text:p>
      <text:p text:style-name="Text_20_body">Обозначим $\frac{dn}{dE}=n_2(\vec{r},E)$, тогда будем иметь</text:p>
      <text:p text:style-name="Text_20_body"><text:span text:style-name="T31">n</text:span><text:span text:style-name="T32">1</text:span>(<text:span text:style-name="T33">r⃗</text:span>, <text:span text:style-name="T34">t</text:span>)<text:span text:style-name="T35">d</text:span><text:span text:style-name="T36">t</text:span> = <text:span text:style-name="T37">n</text:span><text:span text:style-name="T38">2</text:span>(<text:span text:style-name="T39">r⃗</text:span>, <text:span text:style-name="T40">E</text:span>)<text:span text:style-name="T41">d</text:span><text:span text:style-name="T42">E</text:span></text:p>
      <text:p text:style-name="Text_20_body">откуда</text:p>
      <text:p text:style-name="Text_20_body">$$n_1(\vec{r},t) =
 <text:s text:c="7"/>n_2(\vec{r},E)\frac{dE}{dt} =
 <text:s text:c="7"/>n_2(\vec{r},E) V \xi E \Sigma_s$$</text:p>
      <text:p text:style-name="Text_20_body">или</text:p>
      <text:p text:style-name="Text_20_body">$$n_1(\vec{r},t) =
 <text:s text:c="7"/>\varPhi(\vec{r}, E) \xi \Sigma_s E$$</text:p>
      <text:p text:style-name="Text_20_body">$\frac{dn}{dE}$ - есть число нейтронов в ед. объема, приходящихся на единичный энергетический интервал, т.е. <text:span text:style-name="T43">φ</text:span>(<text:span text:style-name="T44">r⃗</text:span>, <text:span text:style-name="T45">E</text:span>).</text:p>
      <text:p text:style-name="Text_20_body">Величина <text:span text:style-name="T46">q</text:span>(<text:span text:style-name="T47">r⃗</text:span>, <text:span text:style-name="T48">E⃗</text:span>) = <text:span text:style-name="T49">ξ</text:span>Σ <text:span text:style-name="T50">s</text:span><text:span text:style-name="T51">E</text:span><text:span text:style-name="T52">φ</text:span>(<text:span text:style-name="T53">r⃗</text:span>, <text:span text:style-name="T54">E</text:span>) носит название плотности замедления и имеет смысл числа нейтронов в <text:span text:style-name="T55">I</text:span>см<text:span text:style-name="T56">3</text:span> пересекающих в ед. времени значение энергии <text:span text:style-name="T57">E</text:span>.</text:p>
      <text:p text:style-name="Text_20_body">Действительно, величина <text:span text:style-name="T58">ξ</text:span> есть среднее изменение логорифма энергии в одном акте рассеяния</text:p>
      <text:p text:style-name="Text_20_body">$$\xi = \overline{_\Delta ln E} \approx
 <text:s text:c="7"/>\overline{(ln E)^{'}_E {}_\Delta E} =
 <text:s text:c="7"/>\overline{\frac{1}{E} {}_\Delta E}
 <text:s text:c="7"/>\text{, откуда } \overline{{}_\Delta E} = \xi E$$</text:p>
      <text:p text:style-name="Text_20_body">$\overline{{}_\Delta E}$ - потеря энергии нейтроном в одном акте рассеяния. Если интервал $\overline{{}_\Delta E}$ расположен между <text:span text:style-name="T59">E</text:span> и $E + \overline{{}_\Delta E}$, то каждое рассеяние приводит к снижению энергии нейтрона за значение <text:span text:style-name="T60">E</text:span>.</text:p>
      <text:p text:style-name="Text_20_body">Число нейтронов претерпевших рассеяние в интервале $[E, E + \overline{{}_\Delta E}]$, есть произведение числа нейтронов рассеяных в единичном интервале энергий <text:span text:style-name="T61">φ</text:span>(<text:span text:style-name="T62">E</text:span>)Σ <text:span text:style-name="T63">s</text:span> на величину $\overline{{}_\Delta E}$. Все эти нейтроны снижают свою энергию за значение <text:span text:style-name="T64">E</text:span>, следовательно</text:p>
      <text:p text:style-name="Text_20_body">$$q(\vec{r},E) =
 <text:s text:c="7"/>\varphi(E)\Sigma_s\overline{{}_\Delta E} =
 <text:s text:c="7"/>\Sigma_s\varphi(E)E$$</text:p>
      <text:p text:style-name="Text_20_body">Так как $\frac{\partial n_1}{\partial E} =
 <text:s text:c="3"/>\frac{\partial n_1}{\partial E} \frac{\partial E}{\partial t}$ , и <text:span text:style-name="T65">n</text:span><text:span text:style-name="T66">1</text:span> = <text:span text:style-name="T67">q</text:span>(<text:span text:style-name="T68">r⃗</text:span>, <text:span text:style-name="T69">E</text:span>), получим из уравнения (3) относительно плотности нейтронов, уравнение (23) относительно плотности замедления</text:p>
      <text:p text:style-name="Text_20_body">$$D_\Delta q(\vec{r}, E) = -\xi E\Sigma_s
 <text:s text:c="7"/>\frac{\partial q(\vec{r}, E)}{\partial E}$$</text:p>
      <text:p text:style-name="Text_20_body">Уравнение (23) можно еще упростить, если ввести новую независимую переменную</text:p>
      <text:p text:style-name="Text_20_body">$$\nonumber
 <text:s text:c="7"/>\tau(E) = \int_E^{E_0} \frac{D}{\Sigma_s}\frac{dE}{\xi E}$$</text:p>
      <text:p text:style-name="Text_20_body">$$\text{Очевидно, что }
 <text:s text:c="7"/>\frac{\partial q}{\partial \tau}
 <text:s text:c="7"/>\frac{\partial \tau}{\partial E} =
 <text:s text:c="7"/>\frac{\partial q}{\partial E}
 <text:s text:c="7"/>\text{; откуда}$$</text:p>
      <text:p text:style-name="Text_20_body">$$\frac{\partial q}{\partial \tau} =
 <text:s text:c="7"/>\frac{\partial q}{\partial E}
 <text:s text:c="7"/>\frac{1}{\frac{\partial \tau}{\partial E}}
 <text:s text:c="7"/>\text{ , но }
 <text:s text:c="7"/>\frac{\partial \tau}{\partial E} =
 <text:s text:c="7"/>-\frac{D}{\Sigma_s\xi E}$$</text:p>
      <text:p text:style-name="Text_20_body">$$\nonumber
 <text:s text:c="7"/>\text{т.е. }
 <text:s text:c="7"/>\frac{\partial q}{\partial \tau} =
 <text:s text:c="7"/>-\frac{\xi\Sigma_s E}{D}\frac{\partial q}{\partial E}$$</text:p>
      <text:p text:style-name="Text_20_body">Тогда уравнение (23) запишется в следующем виде</text:p>
      <text:p text:style-name="Text_20_body">$$\label{e_24}\tag{24}
 <text:s text:c="7"/>{}_\Delta q(\vec{r}, \tau) =
 <text:s text:c="7"/>\frac{\partial q(\vec{r}, \tau)}{\partial \tau}$$</text:p>
      <text:p text:style-name="Text_20_body">Уравнение ([e<text:span text:style-name="T70">2</text:span>4]) описывает распределение в пространстве <text:span text:style-name="T71">r⃗</text:span> и в пространстве <text:span text:style-name="T72">τ</text:span> плотности замедления <text:span text:style-name="T73">q</text:span>(<text:span text:style-name="T74">r⃗</text:span>, <text:span text:style-name="T75">τ</text:span>). Величина <text:span text:style-name="T76">τ</text:span> - носит специальное название - “возраст нейтрона” и имеет размерность [см<text:span text:style-name="T77">2</text:span>]. Само уравнение ([e<text:span text:style-name="T78">2</text:span>4]) является уравнением теплопроводности. Решение этого уравнения для точечного источника в бесконечной среде имеет вид:</text:p>
      <text:p text:style-name="Text_20_body">$$\label{e_25}\tag{25}
 <text:s text:c="7"/>q(\vec{r},\tau) =
 <text:s text:c="7"/>\frac{Q}{(4\pi\tau)^{3/2}}
 <text:s text:c="7"/>\exp{(-\frac{r^3}{4\tau})}$$</text:p>
      <text:p text:style-name="Text_20_body">На рис. 9 показан качественный вид решения ([e<text:span text:style-name="T79">2</text:span>5]) в зависимости от координаты при различных значениях параметра <text:span text:style-name="T80">τ</text:span>.</text:p>
      <text:p text:style-name="Text_20_body">[ clip=false, axis x line = bottom, axis y line = center, xtick=, ytick=, xmin = -6, xmax = 6, ymin = 0, ymax = 10, ylabel = <text:span text:style-name="T81">q</text:span>, xlabel = <text:span text:style-name="T82">r</text:span>, ]</text:p>
      <text:p text:style-name="Text_20_body">; ; at (yticklabel cs:0.8) ; at (yticklabel cs:0.6) ;</text:p>
      <text:p text:style-name="Text_20_body">Если <text:span text:style-name="T83">τ</text:span> мало, то это означает, что энергия нейтронов достаточно близка к энергии нейтронов источника <text:span text:style-name="T84">E</text:span><text:span text:style-name="T85">0</text:span> и кривая <text:span text:style-name="T86">q</text:span>(<text:span text:style-name="T87">r</text:span>, <text:span text:style-name="T88">τ</text:span>) становится более выровненным. Важным случаем является тот, когда</text:p>
      <text:p text:style-name="Text_20_body">$$\nonumber
 <text:s text:c="7"/>\tau=\int_{E_t}^{E_0}\frac{D}{\xi\Sigma_s}\frac{dE}{E}=
 <text:s text:c="7"/>\tau_\tau$$</text:p>
      <text:p text:style-name="Text_20_body">где <text:span text:style-name="T89">E</text:span><text:span text:style-name="T90">T</text:span> - энергия тепловых нейтронов. В этом случае <text:span text:style-name="T91">q</text:span>(<text:span text:style-name="T92">r</text:span>, <text:span text:style-name="T93">τ</text:span><text:span text:style-name="T94">τ</text:span>) - дает распределение источников тепловых нейтронов около точечного источника быстрых нейтронов. Физический смысл понятия возраста нейтронов <text:span text:style-name="T95">τ</text:span> заключается в том, что возраст нейтронов <text:span text:style-name="T96">τ</text:span>(<text:span text:style-name="T97">E</text:span>) есть величина пропорциональная среднему квадрату смещения нейтронов от точки их рождения до точки, где их энергия равна величине <text:span text:style-name="T98">E</text:span>. Действительно, средний квадрат смещения нейтрона до достижения возраста <text:span text:style-name="T99">τ</text:span> есть</text:p>
      <text:p text:style-name="Text_20_body">$$\vec{r}_{\tau}^2 =
 <text:s text:c="7"/>frac{\int_0^{\infty}r^2 q(r, \tau)4\pi r^2 dr}
 <text:s text:c="7"/>{\int_0^{\infty}q(r,\tau)\pi r^2 dr} =
 <text:s text:c="7"/>\frac{1}{Q}\frac{Q4\pi}{{4\pi\tau}^{3/2}}
 <text:s text:c="7"/>\int_0^\infty r^4 e^{-\frac{r^2}{t\tau}}dr = 6\tau$$</text:p>
      <text:p text:style-name="Text_20_body">При получении этого результата <text:span text:style-name="T100">r⃗</text:span><text:span text:style-name="T101">2</text:span> = 6<text:span text:style-name="T102">τ</text:span> учтено, что ∫ <text:span text:style-name="T103">0</text:span><text:span text:style-name="T104">∞</text:span><text:span text:style-name="T105">q</text:span>(<text:span text:style-name="T106">r</text:span>, <text:span text:style-name="T107">τ</text:span>)4<text:span text:style-name="T108">π</text:span><text:span text:style-name="T109">r</text:span><text:span text:style-name="T110">2</text:span><text:span text:style-name="T111">d</text:span><text:span text:style-name="T112">r</text:span>, т.е. число нейтронов замедляющихся до возраста <text:span text:style-name="T113">τ</text:span> в ед. времени во всем объеме рассматриваемой среды равно мощности источника <text:span text:style-name="T114">Q</text:span>. Поскольку возраст нейтронов <text:span text:style-name="T115">τ</text:span>(<text:span text:style-name="T116">E</text:span><text:span text:style-name="T117">T</text:span>) пропорционален смещению нейтрона от точки рождения (в качестве быстрого нейтрона) до точки замедления до тепловой энергии <text:span text:style-name="T118">E</text:span><text:span text:style-name="T119">T</text:span>, а квадрат длины диффузии <text:span text:style-name="T120">L</text:span><text:span text:style-name="T121">2</text:span> пропорционален смещению от точки рождения теплового нейтрона до точки поглощения, то величина <text:span text:style-name="T122">M</text:span><text:span text:style-name="T123">2</text:span> = <text:span text:style-name="T124">τ</text:span> + <text:span text:style-name="T125">L</text:span><text:span text:style-name="T126">2</text:span> - пропорциональна среднему смещению нейтрона от точки его рождения как быстрого нейтрона до точки его поглощения как теплового нейтрона ( см.рис. 10). Величина <text:span text:style-name="T127">M</text:span><text:span text:style-name="T128">2</text:span> называется площадью миграции нейтрона.</text:p>
      <text:p text:style-name="Text_20_body">(7,6) (1,1)(5,1)5 (6,2)(-1,3)1 (1,1)(1,1)4 (0.6,0.6)1 (6.3,1.7)2 (5.3,5.3)3 (3.6,1)6<text:span text:style-name="T129">τ</text:span> (6,3.3)6<text:span text:style-name="T130">L</text:span><text:span text:style-name="T131">2</text:span> (2.3,3.8)6<text:span text:style-name="T132">M</text:span><text:span text:style-name="T133">2</text:span></text:p>
      <text:p text:style-name="Text_20_body">1 - точка, где родился быстрый нейтрон 2 - точка, где быстрый нейтрон, замедлился до тепловой энергии и стал тепловым (точка рождения теплового нейтрона) 3 - точка поглощения теплового нейтрона</text:p>
      <text:p text:style-name="Text_20_body">Важными характеристиками являются время диффузии и время замедления нейтронов до тепловой энергии. При нормальных условаиях в качестве тепловой энергии нейтрона <text:span text:style-name="T134">E</text:span><text:span text:style-name="T135">T</text:span> принимается величина <text:span text:style-name="T136">E</text:span><text:span text:style-name="T137">T</text:span> = 0, 025эВ, что соответствует скорости нейтронов $V_T=2200\frac{\text{м}}{\text{сек}}$.</text:p>
      <text:p text:style-name="Text_20_body">Среднее время диффузии нейтрона до поглощения определяется из выражения</text:p>
      <text:p text:style-name="Text_20_body">$$\label{e_27}\tag{27}
 <text:s text:c="7"/>t_T=\frac{l_U}{V_T}=\frac{1}{\Sigma_u V_T}$$</text:p>
      <text:p text:style-name="Text_20_body">Σ <text:span text:style-name="T138">u</text:span> - макроскопическое сечение поглощения среды</text:p>
      <text:p text:style-name="Text_20_body">Среднее время замедления нейтрона от энергии <text:span text:style-name="T139">E</text:span><text:span text:style-name="T140">0</text:span> до энергии <text:span text:style-name="T141">E</text:span><text:span text:style-name="T142">T</text:span> определяется с помощью выражения (20)</text:p>
      <text:p text:style-name="Text_20_body">$$\begin{aligned}
\nonumber
 <text:s text:c="7"/>t_\text{зам} = \int_0^{t_\text{зам}} dt =
 <text:s text:c="7"/>\int_{E_T}^{E_0} - \frac{dE}{\xi \Sigma_s VE} =
 <text:s text:c="7"/>\int_{E_T}^{E_0} - \frac{dE}{\xi\Sigma\sqrt{2}E^{3/2}} =
 <text:s text:c="7"/>\\ \nonumber
 <text:s text:c="7"/>\frac{1}{\sqrt{2}\xi\Sigma_s}
 <text:s text:c="7"/>\left[-\frac{1}{\left(\frac{3}{2}-1\right)E^{3/2-1}}\right]
 <text:s text:c="7"/>\Bigg|_{E_T}^{E_0} = \frac{1}{\sqrt{2}\xi\Sigma_s\frac{1}{2}}
 <text:s text:c="7"/>\left(-\frac{1}{\sqrt{E}}\right)\Bigg|_{E_T}^{E_0} =
 <text:s text:c="7"/>\\ \nonumber
 <text:s text:c="7"/>\frac{2}{\xi\Sigma_s}\left(-\frac{1}{V}\right)
 <text:s text:c="7"/>\Bigg|_{V_T}^{V_0}=\frac{2}{\xi\Sigma_s}
 <text:s text:c="7"/>\left(\frac{1}{V}\right)\Bigg|_{V_T}^{V_0}=
 <text:s text:c="7"/>\frac{2}{\xi\Sigma_s}\left(\frac{1}{V_T}-\frac{1}{V_0}\right)
 <text:s text:c="3"/>\end{aligned}$$</text:p>
      <text:p text:style-name="Text_20_body">Если в качестве <text:span text:style-name="T143">E</text:span><text:span text:style-name="T144">0</text:span> принять среднюю энергию нейтронов деления, т.е. <text:span text:style-name="T145">E</text:span><text:span text:style-name="T146">0</text:span> ≈ 2Мэв, то <text:span text:style-name="T147">V</text:span><text:span text:style-name="T148">0</text:span> ≫ <text:span text:style-name="T149">V</text:span><text:span text:style-name="T150">T</text:span> и предыдущее выражение еще более упростится</text:p>
      <text:p text:style-name="Text_20_body">$$\label{e_28}\tag{28}
 <text:s text:c="7"/>t_\text{зам}\cong\frac{2}{\xi\Sigma_s V_T}$$</text:p>
      <text:p text:style-name="Text_20_body">В таблице [t<text:span text:style-name="T151">1</text:span>] представлены значения параметров диффузии и замедления для различного вида замедлений</text:p>
      <text:p text:style-name="Text_20_body">[b]</text:p>
      <text:p text:style-name="Text_20_body"> | l | c | c | c | c | c | Замедлитель &amp; Плотность<text:span text:style-name="T152">I</text:span><text:span text:style-name="T153">O</text:span><text:span text:style-name="T154">3</text:span> &amp; <text:span text:style-name="T155">L</text:span><text:span text:style-name="T156">2</text:span> &amp; <text:span text:style-name="T157">τ</text:span> &amp; <text:span text:style-name="T158">t</text:span><text:span text:style-name="T159">T</text:span> &amp; <text:span text:style-name="T160">t</text:span><text:span text:style-name="T161">зам</text:span><text:line-break/> &amp; $\frac{\text{кг}}{\text{м}^2}$ &amp; см<text:span text:style-name="T162">2</text:span> &amp; см<text:span text:style-name="T163">2</text:span> &amp; мс &amp; мкс<text:line-break/><text:span text:style-name="T164">H</text:span><text:span text:style-name="T165">2</text:span><text:span text:style-name="T166">O</text:span> &amp; 1.00 &amp; 7.4 &amp; 27 &amp; 0.21 &amp; 6.7<text:line-break/><text:span text:style-name="T167">D</text:span><text:span text:style-name="T168">2</text:span><text:span text:style-name="T169">O</text:span> &amp; 1.10 &amp; 25600 &amp; 120 &amp; 138 &amp; 48<text:line-break/><text:span text:style-name="T170">B</text:span><text:span text:style-name="T171">e</text:span> &amp; 1.84 &amp; 441 &amp; 96 &amp; 3.7 &amp; 59<text:line-break/><text:span text:style-name="T172">B</text:span><text:span text:style-name="T173">e</text:span><text:span text:style-name="T174">O</text:span> &amp; 2.96 &amp; 641 &amp; 105 &amp; 6.2 &amp; 76<text:line-break/><text:span text:style-name="T175">C</text:span>ʺ &amp; 1.60 &amp; 2916 &amp; 350 &amp; 15.2 &amp; 149<text:line-break/></text:p>
      <text:p text:style-name="Text_20_body">[t<text:span text:style-name="T176">1</text:span>]</text:p>
      <text:p text:style-name="Text_20_body">Из таблицы видно, премя пребывания нейтрона в тепловой области примерно на два порядка больше, чем время замедления. Это приводит к тому, что число тепловых нейтронов в замедлителе во столько же раз больше числа замедляющихся нейтронов, т.е. нейтроны “накапливаются” в тепловой области. В ядерных реакторах с графитовым замедлителем среднее время жизни нейтрона 10<text:span text:style-name="T177"> </text:span><text:span text:style-name="T178">−</text:span><text:span text:style-name="T179"> </text:span><text:span text:style-name="T180">3</text:span>с, а в ядерных реакторах с графитовым замедлителем 10<text:span text:style-name="T181"> </text:span><text:span text:style-name="T182">−</text:span><text:span text:style-name="T183"> </text:span><text:span text:style-name="T184">4</text:span>с. В ядерных реакторах на быстрых нейтронах, где замедления практически нет, среднее время жизни нейтрона 10<text:span text:style-name="T185"> </text:span><text:span text:style-name="T186">−</text:span><text:span text:style-name="T187"> </text:span><text:span text:style-name="T188">4</text:span>с.</text:p>
      <text:h text:style-name="Heading_20_2" text:outline-level="2">Математическое моделирование процесса диффузии замедляющихся нейтронов от точечного источника в бесконечной непоглащающей среде.</text:h>
      <text:p text:style-name="First_20_paragraph">Входной информацией являются массовые числа ядер, входящих в состав рассматриваемой среды и соответствующие макроконстанты рассеяния. Например, если среда состоит из углерода, то задается <text:span text:style-name="T189">A</text:span> = 12, Σ <text:span text:style-name="T190">s</text:span><text:span text:style-name="T191">c</text:span>; Если же среда состоит из ядер двух сортов, например <text:span text:style-name="T192">H</text:span><text:span text:style-name="T193">2</text:span><text:span text:style-name="T194">O</text:span>, то задаются <text:span text:style-name="T195">A</text:span> = 1; Σ <text:span text:style-name="T196">S</text:span><text:span text:style-name="T197">H</text:span>; <text:span text:style-name="T198">B</text:span> = 16; Σ <text:span text:style-name="T199">S</text:span><text:span text:style-name="T200">O</text:span>. Задается также энергия нейтронов источника <text:span text:style-name="T201">E</text:span><text:span text:style-name="T202">0</text:span>[МэВ; Задается координата источника нейтронов <text:span text:style-name="T203">X</text:span><text:span text:style-name="T204">M</text:span> = 0; <text:span text:style-name="T205">Y</text:span><text:span text:style-name="T206">M</text:span> = 0;<text:span text:style-name="T207">Z</text:span><text:span text:style-name="T208">M</text:span> = 0.</text:p>
      <text:h text:style-name="Heading_20_2" text:outline-level="2">Алгоритм моделирования</text:h>
      <text:p text:style-name="First_20_paragraph">1. Разыгрывается длинна свободного пробега нейтрона до столкновения с ядром среды</text:p>
      <text:p text:style-name="Text_20_body">$$\nonumber
 <text:s text:c="7"/>l_1=\frac{1}{\Sigma_{tr}}\ln{\gamma}\text{, где}$$</text:p>
      <text:p text:style-name="Text_20_body"><text:span text:style-name="T209">γ</text:span> - равномерно распределенная на отрезке [0, 1] случайная величина. Если среда многокомпонентна, то Σ <text:span text:style-name="T210">t</text:span><text:span text:style-name="T211">r</text:span> = ∑ <text:span text:style-name="T212">i</text:span><text:span text:style-name="T213">n</text:span>Σ <text:span text:style-name="T214">t</text:span><text:span text:style-name="T215">r</text:span><text:span text:style-name="T216">i</text:span>, например, для <text:span text:style-name="T217">H</text:span><text:span text:style-name="T218">2</text:span><text:span text:style-name="T219">O</text:span></text:p>
      <text:p text:style-name="Text_20_body">2. Разыгрываются направляющие косинусы движения нейтрона от изотропного источника</text:p>
      <text:p text:style-name="Text_20_body">$$\nonumber
 <text:s text:c="7"/>\omega_z = 1 - 2\gamma;\qquad
 <text:s text:c="7"/>\omega_x = \sqrt{1 - \omega_z^2}\cos{(2\pi\gamma)};\qquad
 <text:s text:c="7"/>\omega_y = \sqrt{1 - \omega_z^2}\sin{(2\pi\gamma)}$$</text:p>
      <text:p text:style-name="Text_20_body">3. Рассчитывается точка, где нейтрон столкнулся с ядром:</text:p>
      <text:p text:style-name="Text_20_body">$$\nonumber
 <text:s text:c="7"/>X_K = X_M + \omega_x l;\qquad
 <text:s text:c="7"/>Y_K = Y_M + \omega_y l;\qquad
 <text:s text:c="7"/>Z_K = Z_M + \omega_z l;\qquad
 <text:s text:c="7"/>r_K = \sqrt{X_K^2 + Y_K^2 + Z_K^2}$$</text:p>
      <text:p text:style-name="Text_20_body">Если среда двухкомпонентная, то определяется с какого сорта ядром столкнулся нейтрон. Для этого разыгрывается <text:span text:style-name="T220">γ</text:span> из [0, 1] и если $\gamma &lt; \frac{\Sigma_S1}{\Sigma_S}$, то нейтрон столкнулся с ядром под условным номером 1, если $\gamma &gt; \frac{\Sigma_S1}{\Sigma_S}$, то нейтрон столкнулся с ядром под условным номером 2. Например: для <text:span text:style-name="T221">H</text:span><text:span text:style-name="T222">2</text:span><text:span text:style-name="T223">O</text:span> макросечение рассеяния состоит из двух слогаемых</text:p>
      <text:p text:style-name="Text_20_body">$$\nonumber
 <text:s text:c="7"/>\Sigma_s^{H_2 O} =
 <text:s text:c="7"/>\underbrace{2\partial_S^H N_H}_{\Sigma_{s1}}
 <text:s text:c="7"/>\underbrace{\partial_S^{O_2}N^{O_2}}_{\Sigma_{s2}}$$</text:p>
      <text:p text:style-name="Text_20_body">Тогда, если $\gamma&lt;\frac{\Sigma_S1}{\Sigma_s^{H_2 O}}$, то нейтрон столкнулся с ядром водорода, в противном случае $\gamma&lt;\frac{\Sigma_S1}{\Sigma_s^{H_2 O}}$ - нейтрон столкнулся с ядром кислорода.</text:p>
      <text:p text:style-name="Text_20_body">4. После того, как определен атомный номер ядра, с которым столкнулся нейтрон (пусть этот номер А), разыгрывается случайная величина <text:span text:style-name="T224">γ</text:span> из интервала [0, 1]</text:p>
      <text:p text:style-name="Text_20_body">$$\begin{aligned}
\nonumber
 <text:s text:c="7"/>1. \cos{Q} = 1 - 2 \gamma = \omega_z
 <text:s text:c="7"/>\omega_x = \sqrt{1-\omega_z^2}\cos{(2\pi\gamma)}
 <text:s text:c="7"/>\omega_y = \sqrt{1-\omega_z^2}\sin{(2\pi\gamma)}
 <text:s text:c="7"/>l_s = - \frac{ln{\gamma}}{\Sigma_{tr}}
 <text:s text:c="7"/>\\ \nonumber
 <text:s text:c="7"/>2. \epsilon = \frac{{(A-1)}^2}{{(A+1)}^2}
 <text:s text:c="7"/>\\ \nonumber
 <text:s text:c="7"/>3. E_1 = \frac{E_0}{2}[(1 + \epsilon) + (1 - \epsilon)
 <text:s text:c="7"/>\cos{\theta}]
 <text:s text:c="3"/>\end{aligned}$$</text:p>
      <text:p text:style-name="Text_20_body">Таким образом, определятся энергия нейтрона после столкновения <text:span text:style-name="T225">E</text:span><text:span text:style-name="T226">1</text:span>, направляющие косинусы движения нейтрона после рассеяния <text:span text:style-name="T227">ω</text:span><text:span text:style-name="T228">x</text:span>, <text:span text:style-name="T229">ω</text:span><text:span text:style-name="T230">y</text:span>, <text:span text:style-name="T231">ω</text:span><text:span text:style-name="T232">z</text:span>, а значит и координаты следующего столкновения.</text:p>
      <text:p text:style-name="Text_20_body">5. Если <text:span text:style-name="T233">E</text:span><text:span text:style-name="T234">1</text:span> ≥ <text:span text:style-name="T235">E</text:span><text:span text:style-name="T236">T</text:span>, то возврат к п.4 в котором следует положить <text:span text:style-name="T237">E</text:span><text:span text:style-name="T238">0</text:span> = <text:span text:style-name="T239">E</text:span><text:span text:style-name="T240">1</text:span>, если <text:span text:style-name="T241">E</text:span> &lt; <text:span text:style-name="T242">E</text:span><text:span text:style-name="T243">T</text:span>, то разыгрывается новый нейтрон источника, т.е. программа должна идти на п.1.</text:p>
      <text:h text:style-name="Heading_20_2" text:outline-level="2">Выходная информация</text:h>
      <text:p text:style-name="First_20_paragraph">Выходной информацией являются для каждого из <text:span text:style-name="T244">M</text:span> рассмотренных нейтронов источника следующиемассивы: координаты точек столкновения нейтрона с ядрами среды и энергия нейтрона после столкновения. В результате обработки этих массивов информации можно получить экспериментальные значения возраста нейтронов в зависимости от энергии и распределения плотности замедления. Действительно, так как возраст нейтронов энергии <text:span text:style-name="T245">E</text:span> связан со средним квадратом смещения нейтрона соотношением $\tau(E)=\frac{1}{\Omega}\vec{r}^2(E)$, то достаточно определить средний квадрат смещения нейтронов от источника до точки замедления до энергии <text:span text:style-name="T246">E</text:span>. Зафиксируем некоторое заданное значение энергии нейтрона <text:span text:style-name="T247">E</text:span> и для каждого из <text:span text:style-name="T248">M</text:span> рассмотренных нейтронов источника определим координаты точки рассеяния, в результате которого энергия нейтрона станет меньше, чем <text:span text:style-name="T249">E</text:span>. Пусть координаты этой точки для <text:span text:style-name="T250">i</text:span>-ого нейтрона будут (<text:span text:style-name="T251">x</text:span><text:span text:style-name="T252">i</text:span>, <text:span text:style-name="T253">y</text:span><text:span text:style-name="T254">i</text:span>, <text:span text:style-name="T255">z</text:span><text:span text:style-name="T256">i</text:span>). Тогда средний квадрат смещения нейтрона до замедления его до энергии <text:span text:style-name="T257">E</text:span> будет приблеженно определяться выражением</text:p>
      <text:p text:style-name="Text_20_body">$$\nonumber
 <text:s text:c="7"/>\bar{r}^2 = \frac{1}{M}\sum_{i=1}^{M}
 <text:s text:c="7"/>(x_i^2 + y_i^2 + z_i^2)$$</text:p>
      <text:p text:style-name="Text_20_body">Задавая различные значения величины <text:span text:style-name="T258">E</text:span>, можно получить зависимость возраста от энергии</text:p>
      <text:p text:style-name="Text_20_body">$$\nonumber
 <text:s text:c="7"/>\tau(E)=\frac{1}{6}\bar{r}^2(E)$$</text:p>
      <text:p text:style-name="Text_20_body">При <text:span text:style-name="T259">E</text:span> = <text:span text:style-name="T260">E</text:span><text:span text:style-name="T261">T</text:span> возраст нейтрона <text:span text:style-name="T262">τ</text:span> характеризует смещение нейтрона от точки его рождения до точки превращения замедляющегося нейтрона в тепловой.</text:p>
      <text:p text:style-name="Text_20_body">Экспериментальное распределение плотности замедления по пространству при различных значениях возраста нейтронов можно получить следующим образом. Зададимся обастью изменения координаты <text:span text:style-name="T263">r</text:span> в сферической геометрии $r = \sqrt{x_2 + y_2 + z^2)}$. Пусть эта величина будет равна <text:span text:style-name="T264">R</text:span>. Разобьем радиус вектор <text:span text:style-name="T265">R</text:span> на <text:span text:style-name="T266">K</text:span> частей, тогда $R_i=i\frac{R}{K} = i_\Delta R$. Введем в рассмотрение объем пространства, заключенного между двумя соседними сферами</text:p>
      <text:p text:style-name="Text_20_body">$$\nonumber
 <text:s text:c="7"/>V_i = \frac{4}{3}\pi(R_{i+1}^3 - R_i^3), i=0,\dots,k$$</text:p>
      <text:p text:style-name="Text_20_body">Зададимся величиной энергии <text:span text:style-name="T267">E</text:span> и номером <text:span text:style-name="T268">i</text:span>, используя информацию о координатах столкновения нейтронов с ядрами среды и об их энергии, определим, как и прежде, координаты точки рассеяния, в результате которого энергия нейтрона станет меньше, чем <text:span text:style-name="T269">E</text:span>. Пусть эта точка характеризуется радиусом $r=\sqrt{x^2+y^2+z^2}$. Определим радиусы этих точек для всех <text:span text:style-name="T270">M</text:span>, рассмотренных нейтронов источника. Далее вычислим относительную долю нейтронов из <text:span text:style-name="T271">M</text:span> рассмотренных координаты которых, попали в пространство <text:span text:style-name="T272">V</text:span><text:span text:style-name="T273">i</text:span>, т.е. определим величину</text:p>
      <text:p text:style-name="Text_20_body">$$\nonumber
 <text:s text:c="7"/>\tilde{q}(R_i)=\frac{n_i}{M}\frac{1}{V_i}$$</text:p>
      <text:p text:style-name="Text_20_body">где <text:span text:style-name="T274">n</text:span><text:span text:style-name="T275">i</text:span>(<text:span text:style-name="T276">E</text:span>) - число нейтронов из <text:span text:style-name="T277">M</text:span> рассмотренных, величина радиуса смещения которых оказалась в пределах объема Величина <text:span text:style-name="T278">q̃</text:span> будет пропорциональна плотности замедления.</text:p>
      <text:h text:style-name="Heading_20_2" text:outline-level="2">Подготовка к данному разделу лабороторной работы</text:h>
      <text:p text:style-name="First_20_paragraph">1. Изучить теоретический материал. 2. Для заданного вариантом состава среды рассчитать Σ <text:span text:style-name="T279">t</text:span><text:span text:style-name="T280">r</text:span>, <text:span text:style-name="T281">D</text:span>, <text:span text:style-name="T282">ξ</text:span>. В заданном энергетическом диапозоне <text:span text:style-name="T283">E</text:span><text:span text:style-name="T284">0</text:span> ÷ <text:span text:style-name="T285">E</text:span><text:span text:style-name="T286">T</text:span>, построить зависимость <text:span text:style-name="T287">τ</text:span>(<text:span text:style-name="T288">E</text:span>). 3. Построить для заданных свойств зависимости <text:span text:style-name="T289">q</text:span>(<text:span text:style-name="T290">r⃗</text:span>, <text:span text:style-name="T291">E</text:span>) и <text:span text:style-name="T292">q</text:span>(<text:span text:style-name="T293">r⃗</text:span>, <text:span text:style-name="T294">τ</text:span>) в случае точечного источника в бесконечной непоглощающей среде. 4. Для заданного варианта состава среды определить время замедления от энергии <text:span text:style-name="T295">E</text:span><text:span text:style-name="T296">0</text:span> до тепловой энергии и время диффузии. 5. Нарисовать блок схему алгоритма модели. 6. Разработать план исследования процесса замедления при диффузии.</text:p>
      <text:h text:style-name="Heading_20_2" text:outline-level="2">Подготовка к сдаче данного раздела лабораторной работы</text:h>
      <text:p text:style-name="First_20_paragraph">1. По данным распечаткам построить для двух из рассмотренных <text:span text:style-name="T297">M</text:span> судеб нейтронов зависимость <text:span text:style-name="T298">E</text:span>(<text:span text:style-name="T299">r</text:span><text:span text:style-name="T300">2</text:span>), где <text:span text:style-name="T301">r</text:span><text:span text:style-name="T302">2</text:span> = <text:span text:style-name="T303">x</text:span><text:span text:style-name="T304">2</text:span> + <text:span text:style-name="T305">y</text:span><text:span text:style-name="T306">2</text:span> + <text:span text:style-name="T307">z</text:span><text:span text:style-name="T308">2</text:span> 2. Получить зависимость экспериментального значения возраста нейтронов от числа рассмотренных судеб нейтронов. Сравнить с теоретическими значениями возраста. 3. Построить зависимость возраста от энергии по данным численного эксперимента. 4. Построить экспериментальную зависимость <text:span text:style-name="T309">q̃</text:span>(<text:span text:style-name="T310">r⃗</text:span>, <text:span text:style-name="T311">τ</text:span>) и сравнить с аналитической зависимостью.</text:p>
      <text:p text:style-name="Text_20_body">Основные результаты, полученные при выполнении всех разделов лабороторной работы излагаются в заключении.</text:p>
      <text:p text:style-name="Text_20_body">При сдаче лабораторной работы необходимо правильно отвечать на следующие :</text:p>
      <text:p text:style-name="Text_20_body">1. На основании каких физических законов сохраниения, получены выражения для описания акта рассеяния нейтрона на ядре? 2. Какой элемент эффективнее всего замедляет нейтроны? 3. Какая величина используется для характеристики качества замедлителя? 4. В какой системе координат рассеяние нейтронов практически считается сфериеским - симметричным? 5. Какой физический смысл Σ <text:span text:style-name="T312">t</text:span><text:span text:style-name="T313">r</text:span>? 6. Что такое летаргия нейтрона? Как с помощью летаргии определить среднее число столкновений нейтронов? 7. От чего зависит средняя логарифмическая потеря энергии нейтронов при замедлении? 8. Из каких соображений можно получить спектр замедляющихся нейтронов в поглащающей среде? 9. Что такое “спектр Ферми”? Почему с уменьшением энергии нейтронов <text:span text:style-name="T314">φ</text:span>(<text:span text:style-name="T315">E</text:span>) растет? 10. Понятие плотности замедления. Как связана плотность замедления со спектром нейтронов? 11. Какие основные параметры процесса диффузии нейтронов и какой их физический смысл? 12. Смысл величины <text:span text:style-name="T316">L</text:span><text:span text:style-name="T317">2</text:span>? 13. Какова качественная зависимость <text:span text:style-name="T318">L</text:span><text:span text:style-name="T319">2</text:span> от температуры среды? 14. Смысл членов уравнения диффузии нейтронов в среде. Как они зависят от параметров среды? 15. Условия однозначности для уравнения диффузии. 16. Уравнение возраста. Смысл членов уравнения. 17. Понятие возраста нейтронов в среде. От каких физических свойств среды зависит величина возраста нейтронов? 18. Что такое площадь миграции? 19. Каковы характерные величины време диффузии и замедления в воде, тяжелой воде и графите?</text:p>
      <text:h text:style-name="Heading_20_2" text:outline-level="2">Литература</text:h>
      <text:p text:style-name="First_20_paragraph">1. Лекции по курсу “Математические модели физических систем”. 2. Климов А.Н. Ядерная физика и ядерные реакторы, М., Энергоатомиздат, 1985, с. 167-195. 3. Бартоломей Г.Г. и др. Основы теории и методы расчета ядерных энергетических реакторов. М., Энергоиздат, 1982, с. 81-15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иффузия замедляющихся нейтронов.</dc:title>
  </office:meta>
</office:document-meta>
</file>